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include &lt;stdio.h&gt;int main(){int i = 0;int data[5]={1,2,3,4,5};int result = 0;for(;i&lt;5;i++){result += data[i];}printf("%d",result);return 0;}</text:p>
      <text:p text:style-name="Standard"/>
      <text:p text:style-name="Standard"/>
      <text:p text:style-name="Standard"/>
      <text:p text:style-name="Standard">['include', '&lt;', 'stdio', 'h', '&gt;', 'int', 'main',<text:s/></text:p>
      <text:p text:style-name="Standard">'int', 'i', '=', '0', 'int', 'data', '5', '=', '1', '2',</text:p>
      <text:p text:style-name="Standard"><text:s/>'3', '4', '5', 'int', 'result', '=', '0', 'for', 'i',</text:p>
      <text:p text:style-name="Standard"><text:s/>'&lt;', '5', 'i', 'result', '=', 'data', 'i', 'printf',<text:s/></text:p>
      <text:p text:style-name="Standard">'%', 'd', 'result', 'return', '0']</text:p>
      <text:p text:style-name="Standard"/>
      <text:p text:style-name="Standard"/>
      <text:p text:style-name="Standard">_________________________________________________________________________</text:p>
      <text:p text:style-name="Standard"/>
      <text:p text:style-name="Standard">#include &lt;stdio.h&gt;int main(){int i = 0;int data[5]={1,2,3,4,5};int result = 0;while(i&lt;5){result += data[i];i++;}printf("%d",result);return 0;}</text:p>
      <text:p text:style-name="Standard"/>
      <text:p text:style-name="Standard"/>
      <text:p text:style-name="Standard"/>
      <text:p text:style-name="Standard">['include', '&lt;', 'stdio', 'h', '&gt;', 'int', 'main',</text:p>
      <text:p text:style-name="Standard"><text:s/>'int', 'i', '=', '0', 'int', 'data', '5', '=', '1', '2',</text:p>
      <text:p text:style-name="Standard"><text:s/>'3', '4', '5', 'int', 'result', '=', '0', 'while',</text:p>
      <text:p text:style-name="Standard"><text:s/>'i', '&lt;', '5', 'result', '=', 'data', 'i', 'i', 'printf',</text:p>
      <text:p text:style-name="Standard"><text:s/>'%', 'd', 'result', 'return', '0']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等线" svg:font-family="等线" style:font-family-generic="system" style:font-pitch="variable" svg:panose-1="2 1 6 0 3 1 1 1 1 1"/>
    <style:font-face style:name="Noto Sans CJK SC" svg:font-family="Noto Sans CJK SC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916in"/>
      <style:text-properties style:font-name="Liberation Serif" style:font-name-asian="等线" style:font-name-complex="Noto Sans CJK SC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页眉" style:display-name="页眉" style:family="paragraph" style:parent-style-name="正文">
      <style:paragraph-properties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眉字符" style:display-name="页眉 字符" style:family="text" style:parent-style-name="默认段落字体">
      <style:text-properties style:font-name-complex="Mangal" fo:font-size="9pt" style:font-size-asian="9pt" style:font-size-complex="8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-complex="Mangal" fo:font-size="9pt" style:font-size-asian="9pt" style:font-size-complex="8pt" fo:hyphenate="false"/>
    </style:style>
    <style:style style:name="页脚字符" style:display-name="页脚 字符" style:family="text" style:parent-style-name="默认段落字体">
      <style:text-properties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crosoft</dc:creator>
    <meta:creation-date>2024-04-11T14:15:00Z</meta:creation-date>
    <dc:date>2024-04-11T07:03:00Z</dc:date>
    <meta:template xlink:href="Normal" xlink:type="simple"/>
    <meta:editing-cycles>3</meta:editing-cycles>
    <meta:editing-duration>PT180S</meta:editing-duration>
    <meta:user-defined meta:name="GrammarlyDocumentId">7c4afa1d5bf61deff2ef9bf6e6b95e134e89c8f6f6c18738d31616637314ed0d</meta:user-defined>
    <meta:document-statistic meta:page-count="1" meta:paragraph-count="13" meta:word-count="105" meta:character-count="856" meta:row-count="24" meta:non-whitespace-character-count="756"/>
  </office:meta>
</office:document-meta>
</file>